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Devanagari" svg:font-family="'Noto Sans Devanagari'" style:font-family-generic="system" style:font-pitch="variable"/>
    <style:font-face style:name="Noto Sans SC Regular" svg:font-family="'Noto Sans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2" style:list-style-name="WWNum1">
      <loext:graphic-properties draw:fill="solid" draw:fill-color="#ffffff"/>
      <style:paragraph-properties fo:margin-top="0.1665in" fo:margin-bottom="0.0417in" loext:contextual-spacing="false" fo:background-color="#ffffff" fo:padding="0in" fo:border-left="none" fo:border-right="none" fo:border-top="none" fo:border-bottom="0.74pt solid #a2a9b1"/>
    </style:style>
    <style:style style:name="P2" style:family="paragraph" style:parent-style-name="Heading_20_2" style:list-style-name="WWNum1">
      <loext:graphic-properties draw:fill="solid" draw:fill-color="#ffffff"/>
      <style:paragraph-properties fo:margin-top="0.1665in" fo:margin-bottom="0.0417in" loext:contextual-spacing="false" fo:background-color="#ffffff" fo:padding-left="0in" fo:padding-right="0in" fo:padding-top="0in" fo:padding-bottom="0.1945in" fo:border-left="none" fo:border-right="none" fo:border-top="none" fo:border-bottom="0.74pt solid #a2a9b1"/>
    </style:style>
    <style:style style:name="P3" style:family="paragraph" style:parent-style-name="List_20_Paragraph" style:list-style-name="WWNum1">
      <loext:graphic-properties draw:fill="solid" draw:fill-color="#ffffff"/>
      <style:paragraph-properties fo:margin-top="0.1665in" fo:margin-bottom="0.0417in" loext:contextual-spacing="true" fo:line-height="100%" fo:background-color="#ffffff" fo:padding="0in" fo:border-left="none" fo:border-right="none" fo:border-top="none" fo:border-bottom="0.74pt solid #a2a9b1"/>
    </style:style>
    <style:style style:name="P4" style:family="paragraph" style:parent-style-name="List_20_Paragraph" style:list-style-name="">
      <loext:graphic-properties draw:fill="solid" draw:fill-color="#ffffff"/>
      <style:paragraph-properties fo:margin-top="0.1665in" fo:margin-bottom="0.0417in" loext:contextual-spacing="true" fo:line-height="100%" fo:background-color="#ffffff" fo:padding="0in" fo:border-left="none" fo:border-right="none" fo:border-top="none" fo:border-bottom="0.74pt solid #a2a9b1"/>
      <style:text-properties fo:color="#000000" fo:font-size="18pt" style:font-name-asian="Times New Roman1" style:font-size-asian="18pt" style:language-asian="en" style:country-asian="GB" style:font-name-complex="Calibri1" style:font-size-complex="18pt"/>
    </style:style>
    <style:style style:name="P5" style:family="paragraph" style:parent-style-name="List_20_Paragraph" style:list-style-name="WWNum1">
      <loext:graphic-properties draw:fill="solid" draw:fill-color="#ffffff"/>
      <style:paragraph-properties fo:margin-top="0.1665in" fo:margin-bottom="0.0417in" loext:contextual-spacing="true" fo:line-height="100%" fo:background-color="#ffffff" fo:padding-left="0in" fo:padding-right="0in" fo:padding-top="0in" fo:padding-bottom="0.2083in" fo:border-left="none" fo:border-right="none" fo:border-top="none" fo:border-bottom="0.74pt solid #a2a9b1"/>
    </style:style>
    <style:style style:name="P6" style:family="paragraph" style:parent-style-name="List_20_Paragraph" style:list-style-name="WWNum1" style:master-page-name="Standard">
      <loext:graphic-properties draw:fill="solid" draw:fill-color="#ffffff"/>
      <style:paragraph-properties fo:margin-top="0.1665in" fo:margin-bottom="0.0417in" loext:contextual-spacing="true" fo:line-height="100%" style:page-number="auto" fo:background-color="#ffffff" fo:padding="0in" fo:border-left="none" fo:border-right="none" fo:border-top="none" fo:border-bottom="0.74pt solid #a2a9b1"/>
    </style:style>
    <style:style style:name="P7" style:family="paragraph" style:parent-style-name="List_20_Paragraph" style:list-style-name="WWNum1">
      <loext:graphic-properties draw:fill="solid" draw:fill-color="#ffffff"/>
      <style:paragraph-properties fo:margin-top="0.0835in" fo:margin-bottom="0.0835in" loext:contextual-spacing="true" fo:line-height="100%" fo:background-color="#ffffff"/>
    </style:style>
    <style:style style:name="P8" style:family="paragraph" style:parent-style-name="Normal_20__28_Web_29_">
      <loext:graphic-properties draw:fill="solid" draw:fill-color="#ffffff"/>
      <style:paragraph-properties fo:margin-top="0.0835in" fo:margin-bottom="0.0835in" loext:contextual-spacing="false" fo:background-color="#ffffff"/>
    </style:style>
    <style:style style:name="P9" style:family="paragraph" style:parent-style-name="Standard">
      <loext:graphic-properties draw:fill="solid" draw:fill-color="#ffffff"/>
      <style:paragraph-properties fo:margin-top="0.0835in" fo:margin-bottom="0.0835in" loext:contextual-spacing="false" fo:line-height="100%" fo:background-color="#ffffff"/>
    </style:style>
    <style:style style:name="P10" style:family="paragraph" style:parent-style-name="Standard">
      <loext:graphic-properties draw:fill="solid" draw:fill-color="#ffffff"/>
      <style:paragraph-properties fo:margin-top="0.0835in" fo:margin-bottom="0.0835in" loext:contextual-spacing="false" fo:line-height="100%" fo:background-color="#ffffff"/>
      <style:text-properties fo:color="#222222" fo:font-size="10.5pt" style:font-name-asian="Times New Roman1" style:font-size-asian="10.5pt" style:language-asian="en" style:country-asian="GB" style:font-name-complex="Calibri1" style:font-size-complex="10.5pt"/>
    </style:style>
    <style:style style:name="P11" style:family="paragraph" style:parent-style-name="Standard">
      <loext:graphic-properties draw:fill="solid" draw:fill-color="#f8f9fa"/>
      <style:paragraph-properties fo:margin-top="0.0835in" fo:margin-bottom="0.0835in" loext:contextual-spacing="false" fo:line-height="100%" fo:background-color="#f8f9fa"/>
      <style:text-properties fo:color="#222222" fo:font-size="10pt" style:font-name-asian="Times New Roman1" style:font-size-asian="10pt" style:language-asian="en" style:country-asian="GB" style:font-name-complex="Calibri1" style:font-size-complex="10pt"/>
    </style:style>
    <style:style style:name="P12" style:family="paragraph" style:parent-style-name="Standard" style:list-style-name="">
      <loext:graphic-properties draw:fill="solid" draw:fill-color="#ffffff"/>
      <style:paragraph-properties fo:margin-top="0.1665in" fo:margin-bottom="0.0417in" loext:contextual-spacing="false" fo:line-height="100%" fo:background-color="#ffffff" fo:padding="0in" fo:border-left="none" fo:border-right="none" fo:border-top="none" fo:border-bottom="0.74pt solid #a2a9b1"/>
    </style:style>
    <style:style style:name="T1" style:family="text">
      <style:text-properties fo:color="#000000" fo:font-size="18pt" style:font-name-asian="Times New Roman1" style:font-size-asian="18pt" style:language-asian="en" style:country-asian="GB" style:font-name-complex="Calibri1" style:font-size-complex="18pt"/>
    </style:style>
    <style:style style:name="T2" style:family="text">
      <style:text-properties fo:color="#000000" fo:font-size="18pt" style:font-size-asian="18pt" style:font-name-complex="Calibri1" style:font-size-complex="18pt" style:font-weight-complex="bold"/>
    </style:style>
    <style:style style:name="T3" style:family="text">
      <style:text-properties fo:color="#000000" fo:font-size="12pt" style:font-size-asian="12pt" style:font-name-complex="Calibri1" style:font-size-complex="12pt" style:font-weight-complex="bold"/>
    </style:style>
    <style:style style:name="T4" style:family="text">
      <style:text-properties fo:color="#000000" fo:font-size="12pt" style:font-size-asian="12pt" style:font-name-complex="Calibri1" style:font-size-complex="12pt"/>
    </style:style>
    <style:style style:name="T5" style:family="text">
      <style:text-properties fo:color="#000000" fo:font-size="12pt" style:font-name-asian="Times New Roman1" style:font-size-asian="12pt" style:language-asian="en" style:country-asian="GB" style:font-name-complex="Calibri1" style:font-size-complex="12pt"/>
    </style:style>
    <style:style style:name="T6" style:family="text">
      <style:text-properties fo:color="#000000" style:font-name="Calibri" fo:font-weight="normal" style:font-weight-asian="normal" style:font-name-complex="Calibri1" style:font-weight-complex="normal"/>
    </style:style>
    <style:style style:name="T7" style:family="text">
      <style:text-properties fo:color="#222222" fo:font-size="10.5pt" style:font-name-asian="Times New Roman1" style:font-size-asian="10.5pt" style:language-asian="en" style:country-asian="GB" style:font-name-complex="Calibri1" style:font-size-complex="10.5pt"/>
    </style:style>
    <style:style style:name="T8" style:family="text">
      <style:text-properties fo:color="#222222" style:font-name="Calibri" fo:font-size="10.5pt" style:font-size-asian="10.5pt" style:font-name-complex="Calibri1" style:font-size-complex="10.5pt"/>
    </style:style>
    <style:style style:name="T9" style:family="text">
      <style:text-properties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070929569" text:style-name="WWNum1">
        <text:list-item>
          <text:h text:style-name="P6" text:outline-level="2"><text:span text:style-name="T1">Change the program so when you enter number of years it doesn't accept any character input and returns an error with another chance of input.</text:span></text:h>
        </text:list-item>
      </text:list>
      <text:p text:style-name="P9"><text:span text:style-name="T7">Change the program so when you enter number of years it doesn't accept any character input and returns an error with another chance of input.</text:span></text:p>
      <text:p text:style-name="P10"/>
      <text:list xml:id="list120854236660309" text:continue-numbering="true" text:style-name="WWNum1">
        <text:list-item>
          <text:h text:style-name="P3" text:outline-level="2"><text:span text:style-name="T1">Change the program so when you enter the name of the file to load, you don’t have to enter the file extension. The program will assume that the file extension is .txt.</text:span></text:h>
        </text:list-item>
      </text:list>
      <text:p text:style-name="P10"/>
      <text:p text:style-name="P10"/>
      <text:list xml:id="list120853005129211" text:continue-numbering="true" text:style-name="WWNum1">
        <text:list-item>
          <text:p text:style-name="P7"><text:span text:style-name="mw-headline"><text:span text:style-name="T2">The rows are numbered but not the columns.</text:span></text:span></text:p>
        </text:list-item>
      </text:list>
      <text:p text:style-name="P9"><text:span text:style-name="mw-headline"><text:span text:style-name="T3">Fix this columns as letters.</text:span></text:span></text:p>
      <text:list xml:id="list120853860420876" text:continue-numbering="true" text:style-name="WWNum1">
        <text:list-item>
          <text:h text:style-name="P3" text:outline-level="2"><text:span text:style-name="T1">Add Wind</text:span></text:h>
        </text:list-item>
      </text:list>
      <text:h text:style-name="P12" text:outline-level="2"><text:span text:style-name="T5">Add a wind factor when seeds drop which can displace all seeds by one position in one of the four compass directions.</text:span></text:h>
      <text:list xml:id="list120854333367199" text:continue-numbering="true" text:style-name="WWNum1">
        <text:list-item>
          <text:h text:style-name="P3" text:outline-level="2"><text:span text:style-name="T1">Crop Virus</text:span></text:h>
        </text:list-item>
      </text:list>
      <text:h text:style-name="P12" text:outline-level="2"><text:span text:style-name="T5">Add a chance of a crop virus in Summer. A crop virus will destroy a percentage of plants at random before they produce seed.</text:span></text:h>
      <text:list xml:id="list120854352230357" text:continue-numbering="true" text:style-name="WWNum1">
        <text:list-item>
          <text:h text:style-name="P3" text:outline-level="2"><text:span text:style-name="T1">Validate the name of the file to load. If the file requested doesn’t exist, give a message and ask the user to enter a different file name.</text:span></text:h>
        </text:list-item>
      </text:list>
      <text:h text:style-name="P4" text:outline-level="2"/>
      <text:list xml:id="list120854304676320" text:continue-numbering="true" text:style-name="WWNum1">
        <text:list-item>
          <text:h text:style-name="P3" text:outline-level="2"><text:span text:style-name="T1">Save File</text:span></text:h>
        </text:list-item>
      </text:list>
      <text:h text:style-name="P12" text:outline-level="2"><text:span text:style-name="T5">Allow the field to be saved to a file and then reopened when the simulation starts.</text:span></text:h>
      <text:list xml:id="list120854429897888" text:continue-numbering="true" text:style-name="WWNum1">
        <text:list-item>
          <text:h text:style-name="P3" text:outline-level="2"><text:span text:style-name="T1">Adding Rocks to the Simulation</text:span></text:h>
        </text:list-item>
      </text:list>
      <text:p text:style-name="P9"><text:span text:style-name="T7">Currently the rocks are defined as a constant but not used - we can either allow the user to enter a number of rocks to be randomly placed, or add a random number of rocks to the field.</text:span></text:p>
      <text:list xml:id="list120853206424463" text:continue-numbering="true" text:style-name="WWNum1">
        <text:list-item>
          <text:h text:style-name="P1" text:outline-level="2"><text:soft-page-break/><text:span text:style-name="mw-headline"><text:span text:style-name="T6">Add functionality for plants that thrive on or require frost</text:span></text:span></text:h>
        </text:list-item>
      </text:list>
      <text:p text:style-name="P8"><text:span text:style-name="T8">Add functionality for plants that thrive on or require frost</text:span></text:p>
      <text:list xml:id="list120852897629453" text:continue-numbering="true" text:style-name="WWNum1">
        <text:list-item>
          <text:h text:style-name="P5" text:outline-level="2"><text:span text:style-name="T1">Changing the seed position</text:span></text:h>
        </text:list-item>
      </text:list>
      <text:p text:style-name="P9"><text:span text:style-name="T7">This includes either allowing the player to set exact coordinates of the seed (which should also implement column letters), or spawn the seed in a random position.</text:span></text:p>
      <text:p text:style-name="P11"/>
      <text:list xml:id="list120854314568932" text:continue-numbering="true" text:style-name="WWNum1">
        <text:list-item>
          <text:h text:style-name="P2" text:outline-level="2"><text:bookmark text:name="_GoBack"/><text:span text:style-name="mw-headline"><text:span text:style-name="T6">Every year in winter a bird (B) flies down a column and eats all seeds in it.</text:span></text:span><text:span text:style-name="T9"> </text:span></text:h>
        </text:list-item>
      </text:list>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Devanagari" svg:font-family="'Noto Sans Devanagari'" style:font-family-generic="system" style:font-pitch="variable"/>
    <style:font-face style:name="Noto Sans SC Regular" svg:font-family="'Noto Sans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GB"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default-outline-level="3"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n" style:country-asian="GB" style:font-weight-asian="bold" style:font-name-complex="Times New Roman1"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GB"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n" style:country-asian="GB" style:font-weight-asian="bold" style:font-name-complex="Times New Roman1" style:font-family-complex="'Times New Roman'" style:font-family-generic-complex="system" style:font-pitch-complex="variable" style:font-size-complex="13.5pt" style:font-weight-complex="bold"/>
    </style:style>
    <style:style style:name="mw-headline" style:family="text" style:parent-style-name="Default_20_Paragraph_20_Font"/>
    <style:style style:name="mw-editsection" style:family="text" style:parent-style-name="Default_20_Paragraph_20_Font"/>
    <style:style style:name="mw-editsection-bracket"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mw-collapsible-toggle"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4917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page-layout>
  </office:automatic-styles>
  <office:master-styles>
    <style:master-page style:name="Standard" style:page-layout-name="Mpm1">
      <style:header>
        <text:p text:style-name="Header">Plant simulation Preliminary material tasks</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David Isaacs</meta:initial-creator>
    <dc:creator>David Isaacs</dc:creator>
    <meta:editing-cycles>2</meta:editing-cycles>
    <meta:print-date>2018-12-13T10:12:00</meta:print-date>
    <meta:creation-date>2018-12-13T09:47:00</meta:creation-date>
    <dc:date>2019-09-23T10:46:00</dc:date>
    <meta:editing-duration>PT1H59M</meta:editing-duration>
    <meta:generator>LibreOffice/6.3.0.4$Linux_X86_64 LibreOffice_project/30$Build-4</meta:generator>
    <meta:document-statistic meta:table-count="0" meta:image-count="0" meta:object-count="0" meta:page-count="2" meta:paragraph-count="20" meta:word-count="317" meta:character-count="1678" meta:non-whitespace-character-count="1391"/>
    <meta:user-defined meta:name="AppVersion">16.0000</meta:user-defined>
    <meta:user-defined meta:name="Company">Shoreham Academ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08FC529" xlink:href=""/>
  </office:meta>
</office:document-meta>
</file>